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style:style>
    <style:style style:name="P2" style:family="paragraph" style:parent-style-name="Standard">
      <style:paragraph-properties fo:text-align="end" style:justify-single-word="false"/>
      <style:text-properties fo:language="fr" fo:country="FR"/>
    </style:style>
    <style:style style:name="P3" style:family="paragraph" style:parent-style-name="Standard">
      <style:paragraph-properties fo:text-align="start" style:justify-single-word="false"/>
      <style:text-properties fo:language="fr" fo:country="FR"/>
    </style:style>
    <style:style style:name="P4" style:family="paragraph" style:parent-style-name="Standard">
      <style:paragraph-properties fo:text-align="justify" style:justify-single-word="false" style:text-autospace="none"/>
      <style:text-properties fo:color="#1037a5" style:font-name="Times New Roman" fo:font-size="12pt" style:font-name-asian="Helvetica" style:font-size-asian="12pt" style:font-name-complex="Helvetica" style:font-size-complex="12pt"/>
    </style:style>
    <style:style style:name="P5" style:family="paragraph" style:parent-style-name="Standard">
      <style:paragraph-properties fo:text-align="justify" style:justify-single-word="false"/>
      <style:text-properties style:use-window-font-color="true" style:font-name="Times New Roman" fo:font-size="12pt" fo:language="fr" fo:country="FR" style:font-name-asian="Helvetica" style:font-size-asian="12pt" style:font-name-complex="Helvetica" style:font-size-complex="12pt"/>
    </style:style>
    <style:style style:name="P6" style:family="paragraph" style:parent-style-name="Standard">
      <style:paragraph-properties fo:text-align="justify" style:justify-single-word="false" style:text-autospace="none"/>
      <style:text-properties style:use-window-font-color="true" style:font-name="Times New Roman" fo:font-size="12pt" style:font-name-asian="Helvetica" style:font-size-asian="12pt" style:font-name-complex="Helvetica" style:font-size-complex="12pt"/>
    </style:style>
    <style:style style:name="P7" style:family="paragraph" style:parent-style-name="Standard">
      <style:paragraph-properties fo:text-align="end" style:justify-single-word="false" style:text-autospace="none"/>
      <style:text-properties style:use-window-font-color="true" style:font-name="Times New Roman" fo:font-size="12pt" style:font-name-asian="Helvetica" style:font-size-asian="12pt" style:font-name-complex="Helvetica" style:font-size-complex="12pt"/>
    </style:style>
    <style:style style:name="P8" style:family="paragraph" style:parent-style-name="Standard">
      <style:paragraph-properties fo:text-align="center" style:justify-single-word="false" style:text-autospace="none"/>
      <style:text-properties style:use-window-font-color="true" style:font-name="Times New Roman" fo:font-size="12pt" style:font-name-asian="Helvetica" style:font-size-asian="12pt" style:font-name-complex="Helvetica" style:font-size-complex="12pt"/>
    </style:style>
    <style:style style:name="P9" style:family="paragraph" style:parent-style-name="Standard">
      <style:paragraph-properties fo:text-align="justify" style:justify-single-word="false"/>
      <style:text-properties style:font-name="Times New Roman" fo:language="fr" fo:country="FR"/>
    </style:style>
    <style:style style:name="P10" style:family="paragraph" style:parent-style-name="Standard">
      <style:paragraph-properties fo:text-align="justify" style:justify-single-word="false"/>
      <style:text-properties fo:language="fr" fo:country="FR"/>
    </style:style>
    <style:style style:name="P11" style:family="paragraph" style:parent-style-name="Standard">
      <style:paragraph-properties fo:text-align="justify" style:justify-single-word="false"/>
      <style:text-properties fo:color="#000000" style:font-name="TimesNewRomanPSMT" fo:font-size="12pt" fo:language="fr" fo:country="FR" style:font-name-asian="TimesNewRomanPSMT" style:font-size-asian="12pt" style:font-name-complex="TimesNewRomanPSMT" style:font-size-complex="12pt"/>
    </style:style>
    <style:style style:name="T1" style:family="text">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autron, le 21 février 2014</text:p>
      <text:p text:style-name="P3">Xavier Loizeau</text:p>
      <text:p text:style-name="P3">7 Rue des Rosiers,</text:p>
      <text:p text:style-name="P3">44880, Sautron</text:p>
      <text:p text:style-name="P1">06.58.66.51.81</text:p>
      <text:p text:style-name="P1"/>
      <text:p text:style-name="P2"/>
      <text:p text:style-name="P1"/>
      <text:p text:style-name="P1"/>
      <text:p text:style-name="P1"/>
      <text:p text:style-name="P1"/>
      <text:p text:style-name="P1"/>
      <text:p text:style-name="P1"><text:tab/>Madame, Monsieur,</text:p>
      <text:p text:style-name="P1"/>
      <text:p text:style-name="P1">Actuellement élève ingénieur de deuxième année à l'ENSAI (Ecole Nationale de la Statistique et de l'Analyse de l'Information), j'ai l'honneur de vous présenter ma candidature pour réaliser un stage d'application de mes connaissances en statistique pour la période du 25 mai 2014 au 31 Aout 2014 auprès de votre entreprise.</text:p>
      <text:p text:style-name="P1"/>
      <text:p text:style-name="P1">À la pointe de la technologie en terme d'équipement sportif, Oxylane est une entreprise en recherche permanente de développement, de fiabilité et d'excellence. Ce contexte serait pour moi particulièrement motivant pour mettre en application mes compétences.</text:p>
      <text:p text:style-name="P1"/>
      <text:p text:style-name="P1">Sportif passionné depuis mon enfance, la perspective d'appliquer mes compétences statistiques et informatiques au service de ma passion me réjouirait grandement et cela me paraît envisageable au travers de l'aspect industriel de votre entreprise.</text:p>
      <text:p text:style-name="P1">Mon intérêt pour le domaine industriel vient tout d'abord des enjeux qui lui sont propres tels que la la fiabilité et la qualité qui ont des conséquences directes sur l'activité économique de l'entreprise. Les compétences qui entrent en jeu dans l'étude de la fiabilité industrielle telles que la nécessité de traiter rapidement des informations diverses impliquent l'utilisation d'outils statistiques et informatiques qui forment la majeure partie de mes centres d'intérêt en tant que futur statisticien.</text:p>
      <text:p text:style-name="P1"/>
      <text:p text:style-name="P1">Votre entreprise, à la pointe du progrès dans son domaine m'a donc semblé être un terrain idéal pour affi<text:span text:style-name="T1">ner ma vision du statut du statisticien dans une entreprise industrielle compétitive au fort esprit d'équipe.</text:span></text:p>
      <text:p text:style-name="P11">Travailler auprès de votre département de recherche et développement, gestion de production ou bien celui de qualité serait donc pour moi particulièrement intéressant mais je reste ouvert à toute autre proposition de stage me permettant de mettre en application mes compétences en statistique, informatique ou mathématiques plus généralement.</text:p>
      <text:p text:style-name="P9"/>
      <text:p text:style-name="P5">Je reste à votre entière disposition pour toute information complémentaire que vous jugeriez utile.</text:p>
      <text:p text:style-name="P4"/>
      <text:p text:style-name="P6">Vous en remerciant par avance,</text:p>
      <text:p text:style-name="P6">Veuillez agréer, Madame, Monsieur, l'expression de mes salutations distinguées.</text:p>
      <text:p text:style-name="P7"/>
      <text:p text:style-name="P8"/>
      <text:p text:style-name="P8"/>
      <text:p text:style-name="P8"><text:tab/><text:tab/><text:tab/><text:tab/><text:tab/>Xavier Loize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Loizeau</meta:initial-creator>
    <meta:creation-date>2014-02-17T19:49:21</meta:creation-date>
    <dc:date>2014-04-06T22:02:26</dc:date>
    <dc:creator>Xavier Loizeau</dc:creator>
    <meta:editing-duration>PT2H30M40S</meta:editing-duration>
    <meta:editing-cycles>9</meta:editing-cycles>
    <meta:generator>OpenOffice.org/3.4.1$Unix OpenOffice.org_project/341m1$Build-9593</meta:generator>
    <meta:document-statistic meta:table-count="0" meta:image-count="0" meta:object-count="0" meta:page-count="1" meta:paragraph-count="16" meta:word-count="323" meta:character-count="2218"/>
  </office:meta>
</office:document-meta>
</file>